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830" officeooo:paragraph-rsid="0008a8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30:28.153152269</meta:creation-date>
    <dc:date>2022-01-18T11:30:40.926848670</dc:date>
    <meta:editing-duration>PT13S</meta:editing-duration>
    <meta:editing-cycles>1</meta:editing-cycles>
    <meta:generator>LibreOffice/7.2.3.2$Linux_X86_64 LibreOffice_project/2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